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18A74F47BFA33D32.png" manifest:media-type="image/png"/>
  <manifest:file-entry manifest:full-path="Pictures/10000201000002000000020046B01027388E98D4.png" manifest:media-type="image/png"/>
  <manifest:file-entry manifest:full-path="Pictures/10000201000001F6000001F6039757650448F406.png" manifest:media-type="image/png"/>
  <manifest:file-entry manifest:full-path="Pictures/1000000000000106000000C1B1DABBF496096CC9.png" manifest:media-type="image/png"/>
  <manifest:file-entry manifest:full-path="Pictures/100002010000012C0000012CD22484779084420F.png" manifest:media-type="image/png"/>
  <manifest:file-entry manifest:full-path="Pictures/10000201000007BB000008E538C927E20896E2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5.846cm" fo:min-width="8.898cm" draw:shadow="visible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5.465cm" fo:min-width="11.184cm" draw:shadow="visible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4.703cm" fo:min-width="13.851cm" draw:shadow="visible"/>
    </style:style>
    <style:style style:name="gr4" style:family="graphic" style:parent-style-name="standard">
      <style:graphic-properties draw:stroke="none" svg:stroke-color="#000000" draw:fill="none" draw:fill-color="#ffffff" fo:min-height="1.147cm" draw:shadow="visible"/>
    </style:style>
    <style:style style:name="gr5" style:family="graphic" style:parent-style-name="standard">
      <style:graphic-properties draw:stroke="none" svg:stroke-color="#000000" draw:fill="none" draw:fill-color="#ffffff" fo:min-height="0.893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231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5.596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6.612cm" draw:shadow="visib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 draw:shadow="visible"/>
    </style:style>
    <style:style style:name="gr10" style:family="graphic" style:parent-style-name="standard">
      <style:graphic-properties draw:stroke="none" svg:stroke-color="#000000" draw:fill="none" draw:fill-color="#ffffff" fo:min-height="0.766cm" draw:shadow="hidden"/>
    </style:style>
    <style:style style:name="gr11" style:family="graphic" style:parent-style-name="standard">
      <style:graphic-properties draw:stroke="none" svg:stroke-color="#000000" draw:fill="none" draw:fill-color="#ffffff" fo:min-height="1.147cm" draw:shadow="hidden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4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fo:text-shadow="none" fo:font-weight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text-underline-style="solid" style:text-underline-width="bold" style:text-underline-color="font-color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text-shadow="none" fo:font-weight="normal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6.096cm" svg:x="8.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684cm" svg:height="5.715cm" svg:x="5.318cm" svg:y="14.0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351cm" svg:height="4.953cm" svg:x="4.048cm" svg:y="21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53cm" svg:height="1.397cm" svg:x="5.953cm" svg:y="14.208cm">
          <draw:text-box>
            <text:p><text:span text:style-name="T1">Web Server</text:span></text:p>
          </draw:text-box>
        </draw:frame>
        <draw:frame draw:style-name="gr4" draw:text-style-name="P2" draw:layer="layout" svg:width="4.572cm" svg:height="1.397cm" svg:x="8.874cm" svg:y="5.191cm">
          <draw:text-box>
            <text:p><text:span text:style-name="T1">Web Browser</text:span></text:p>
          </draw:text-box>
        </draw:frame>
        <draw:frame draw:style-name="gr5" draw:text-style-name="P2" draw:layer="layout" svg:width="4.318cm" svg:height="1.143cm" svg:x="5.318cm" svg:y="22.209cm">
          <draw:text-box>
            <text:p><text:span text:style-name="T1">DDBB Server</text:span></text:p>
          </draw:text-box>
        </draw:frame>
        <draw:custom-shape draw:style-name="gr6" draw:text-style-name="P4" draw:layer="layout" svg:width="6.731cm" svg:height="1.778cm" svg:x="10.906cm" svg:y="23.606cm">
          <text:p text:style-name="P3"><text:span text:style-name="T1">Mongodb DDB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1.397cm" svg:x="8.62cm" svg:y="8.239cm">
          <text:p text:style-name="P3"><text:span text:style-name="T1">Javascript/Html/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7.112cm" svg:height="2.54cm" svg:x="9.382cm" svg:y="15.732cm">
          <text:p text:style-name="P3"><text:span text:style-name="T1">PHP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779cm" svg:y1="10.017cm" svg:x2="10.779cm" svg:y2="15.097cm">
          <text:p/>
        </draw:line>
        <draw:line draw:style-name="gr9" draw:text-style-name="P3" draw:layer="layout" svg:x1="10.906cm" svg:y1="18.399cm" svg:x2="10.906cm" svg:y2="22.717cm">
          <text:p/>
        </draw:line>
        <draw:frame draw:style-name="gr10" draw:text-style-name="P5" draw:layer="layout" svg:width="7.366cm" svg:height="1.016cm" svg:x="11.414cm" svg:y="12.049cm">
          <draw:text-box>
            <text:p><text:span text:style-name="T2">Http/Https connection</text:span></text:p>
          </draw:text-box>
        </draw:frame>
        <draw:frame draw:style-name="gr11" draw:text-style-name="P6" draw:layer="layout" svg:width="6.858cm" svg:height="1.397cm" svg:x="11.414cm" svg:y="20.431cm">
          <draw:text-box>
            <text:p>Local socket</text:p>
          </draw:text-box>
        </draw:frame>
        <draw:frame draw:style-name="gr12" draw:text-style-name="P7" draw:layer="layout" svg:width="1.971cm" svg:height="1.971cm" svg:x="1.889cm" svg:y="6.207cm">
          <draw:image xlink:href="Pictures/10000201000001F6000001F6039757650448F406.png" xlink:type="simple" xlink:show="embed" xlink:actuate="onLoad">
            <text:p/>
          </draw:image>
        </draw:frame>
        <draw:frame draw:style-name="gr13" draw:text-style-name="P6" draw:layer="layout" svg:width="2.286cm" svg:height="0.962cm" svg:x="1.762cm" svg:y="8.493cm">
          <draw:text-box>
            <text:p>User</text:p>
          </draw:text-box>
        </draw:frame>
        <draw:line draw:style-name="gr9" draw:text-style-name="P3" draw:layer="layout" svg:x1="4.429cm" svg:y1="7.096cm" svg:x2="9.255cm" svg:y2="7.096cm">
          <text:p/>
        </draw:line>
        <draw:frame draw:style-name="gr14" draw:text-style-name="P6" draw:layer="layout" svg:width="5.588cm" svg:height="1.673cm" svg:x="4.175cm" svg:y="5.677cm">
          <draw:text-box>
            <text:p>Mouse/Monitor</text:p>
          </draw:text-box>
        </draw:frame>
        <draw:frame draw:style-name="gr12" draw:text-style-name="P7" draw:layer="layout" svg:width="3.617cm" svg:height="2.664cm" svg:x="4.622cm" svg:y="7.988cm">
          <draw:image xlink:href="Pictures/1000000000000106000000C1B1DABBF496096CC9.png" xlink:type="simple" xlink:show="embed" xlink:actuate="onLoad">
            <text:p/>
          </draw:image>
        </draw:frame>
        <draw:frame draw:style-name="gr12" draw:text-style-name="P7" draw:layer="layout" svg:width="2.302cm" svg:height="2.302cm" svg:x="4.683cm" svg:y="23.971cm">
          <draw:image xlink:href="Pictures/100002010000012C0000012CD22484779084420F.png" xlink:type="simple" xlink:show="embed" xlink:actuate="onLoad">
            <text:p/>
          </draw:image>
        </draw:frame>
        <draw:frame draw:style-name="gr12" draw:text-style-name="P7" draw:layer="layout" svg:width="2.783cm" svg:height="3.203cm" svg:x="5.71cm" svg:y="15.831cm">
          <draw:image xlink:href="Pictures/10000201000007BB000008E538C927E20896E2B8.png" xlink:type="simple" xlink:show="embed" xlink:actuate="onLoad">
            <text:p/>
          </draw:image>
        </draw:frame>
        <draw:frame draw:style-name="gr12" draw:text-style-name="P7" draw:layer="layout" svg:width="2.751cm" svg:height="2.751cm" svg:x="15.267cm" svg:y="4.683cm">
          <draw:image xlink:href="Pictures/10000201000002000000020046B01027388E98D4.png" xlink:type="simple" xlink:show="embed" xlink:actuate="onLoad">
            <text:p/>
          </draw:image>
        </draw:frame>
        <draw:frame draw:style-name="gr15" draw:text-style-name="P8" draw:layer="layout" svg:width="10.518cm" svg:height="1.195cm" svg:x="5.572cm" svg:y="2.091cm">
          <draw:text-box>
            <text:p><text:span text:style-name="T3">Diagrama de Arquitecturas</text:span></text:p>
          </draw:text-box>
        </draw:frame>
        <draw:frame draw:style-name="gr16" draw:text-style-name="P6" draw:layer="layout" svg:width="2.788cm" svg:height="0.962cm" svg:x="15.097cm" svg:y="9.69cm">
          <draw:text-box>
            <text:p>jCanvas</text:p>
          </draw:text-box>
        </draw:frame>
        <draw:frame draw:style-name="gr12" draw:text-style-name="P7" draw:layer="layout" svg:width="1.769cm" svg:height="1.769cm" svg:x="15.605cm" svg:y="7.477cm">
          <draw:image xlink:href="Pictures/10000201000000800000008018A74F47BFA33D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21:38.591809717</meta:creation-date>
    <dc:date>2017-05-19T16:44:57.693661042</dc:date>
    <meta:editing-duration>PT23M47S</meta:editing-duration>
    <meta:editing-cycles>7</meta:editing-cycles>
    <meta:generator>LibreOffice/5.1.6.2.0$Linux_X86_64 LibreOffice_project/10$Build-2</meta:generator>
    <meta:document-statistic meta:object-count="24"/>
  </office:meta>
</office:document-meta>
</file>